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color="#000000" draw:fill-color="#000000" draw:textarea-vertical-align="middle" loext:decorative="false"/>
    </style:style>
    <style:style style:name="gr3" style:family="graphic" style:parent-style-name="objectwithoutfill">
      <style:graphic-properties svg:stroke-width="0.025cm" svg:stroke-color="#000000" draw:marker-start-width="0.237cm" draw:marker-end-width="0.237cm" draw:fill="solid" draw:fill-color="#000000" draw:textarea-vertical-align="middle" fo:padding-top="0.137cm" fo:padding-bottom="0.137cm" fo:padding-left="0.262cm" fo:padding-right="0.262cm" loext:decorative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objectwithoutfill">
      <style:graphic-properties svg:stroke-width="0.025cm" svg:stroke-color="#000000" draw:marker-start-width="0.237cm" draw:marker-end-width="0.237cm" draw:fill="solid" draw:fill-color="#000000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ellipse draw:style-name="gr2" draw:text-style-name="P1" draw:layer="layout" svg:width="4.443cm" svg:height="1.905cm" svg:x="5.446cm" svg:y="5.982cm" draw:kind="arc" draw:start-angle="174.83" draw:end-angle="2.81">
            <text:p/>
          </draw:ellipse>
          <draw:ellipse draw:style-name="gr2" draw:text-style-name="P1" draw:layer="layout" svg:width="4.445cm" svg:height="1.905cm" svg:x="5.446cm" svg:y="5.88cm" draw:kind="arc" draw:start-angle="174.83" draw:end-angle="2.81">
            <text:p/>
          </draw:ellipse>
        </draw:g>
        <draw:ellipse draw:style-name="gr2" draw:text-style-name="P1" draw:layer="layout" svg:width="0.169cm" svg:height="0.206cm" draw:transform="skewX (-0.111177473352039) rotate (1.26972703082587) translate (5.488cm 7.21cm)" draw:kind="arc" draw:start-angle="63.37" draw:end-angle="119.22">
          <text:p/>
        </draw:ellipse>
        <draw:ellipse draw:style-name="gr2" draw:text-style-name="P1" draw:layer="layout" svg:width="0.119cm" svg:height="0.196cm" draw:transform="skewX (-0.306305283725005) rotate (1.13725654059951) translate (5.447cm 7.105cm)" draw:kind="arc" draw:start-angle="63.37" draw:end-angle="119.22">
          <text:p/>
        </draw:ellipse>
        <draw:ellipse draw:style-name="gr2" draw:text-style-name="P1" draw:layer="layout" svg:width="0.169cm" svg:height="0.206cm" draw:transform="skewX (-0.111177473352039) rotate (1.26972703082587) translate (5.542cm 7.28cm)" draw:kind="arc" draw:start-angle="63.37" draw:end-angle="119.22">
          <text:p/>
        </draw:ellipse>
        <draw:ellipse draw:style-name="gr2" draw:text-style-name="P1" draw:layer="layout" svg:width="0.169cm" svg:height="0.206cm" draw:transform="skewX (-0.111177473352039) rotate (1.26972703082587) translate (5.614cm 7.362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5.751cm 7.493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5.923cm 7.593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6.134cm 7.687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6.337cm 7.756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6.534cm 7.818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6.83cm 7.874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7.146cm 7.913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7.452cm 7.933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7.753cm 7.936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8.057cm 7.925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8.358cm 7.886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8.564cm 7.852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8.768cm 7.805cm)" draw:kind="arc" draw:start-angle="63.37" draw:end-angle="119.22">
          <text:p/>
        </draw:ellipse>
        <draw:ellipse draw:style-name="gr2" draw:text-style-name="P1" draw:layer="layout" svg:width="0.222cm" svg:height="0.211cm" draw:transform="skewX (0.0284488668075076) rotate (1.34337992526004) translate (8.965cm 7.749cm)" draw:kind="arc" draw:start-angle="63.37" draw:end-angle="119.22">
          <text:p/>
        </draw:ellipse>
        <draw:ellipse draw:style-name="gr2" draw:text-style-name="P1" draw:layer="layout" svg:width="0.239cm" svg:height="0.179cm" draw:transform="skewX (-0.333357887130917) rotate (1.37741384567392) translate (9.239cm 7.657cm)" draw:kind="arc" draw:start-angle="63.37" draw:end-angle="119.22">
          <text:p/>
        </draw:ellipse>
        <draw:ellipse draw:style-name="gr2" draw:text-style-name="P1" draw:layer="layout" svg:width="0.239cm" svg:height="0.179cm" draw:transform="skewX (-0.333357887130917) rotate (1.37741384567392) translate (9.44cm 7.555cm)" draw:kind="arc" draw:start-angle="63.37" draw:end-angle="119.22">
          <text:p/>
        </draw:ellipse>
        <draw:ellipse draw:style-name="gr2" draw:text-style-name="P1" draw:layer="layout" svg:width="0.261cm" svg:height="0.143cm" draw:transform="skewX (-0.788888821901437) rotate (1.4170328196942) translate (9.644cm 7.428cm)" draw:kind="arc" draw:start-angle="63.37" draw:end-angle="119.22">
          <text:p/>
        </draw:ellipse>
        <draw:line draw:style-name="gr3" draw:text-style-name="P2" draw:layer="layout" svg:x1="5.762cm" svg:y1="7.436cm" svg:x2="5.445cm" svg:y2="9.976cm">
          <text:p/>
        </draw:line>
        <draw:line draw:style-name="gr3" draw:text-style-name="P2" draw:layer="layout" svg:x1="5.763cm" svg:y1="7.436cm" svg:x2="5.446cm" svg:y2="9.976cm">
          <text:p/>
        </draw:line>
        <draw:line draw:style-name="gr3" draw:text-style-name="P2" draw:layer="layout" svg:x1="5.715cm" svg:y1="7.394cm" svg:x2="5.398cm" svg:y2="9.934cm">
          <text:p/>
        </draw:line>
        <draw:line draw:style-name="gr3" draw:text-style-name="P2" draw:layer="layout" svg:x1="5.658cm" svg:y1="7.336cm" svg:x2="5.445cm" svg:y2="9.255cm">
          <text:p/>
        </draw:line>
        <draw:line draw:style-name="gr3" draw:text-style-name="P2" draw:layer="layout" svg:x1="5.61cm" svg:y1="7.295cm" svg:x2="5.397cm" svg:y2="9.214cm">
          <text:p/>
        </draw:line>
        <draw:line draw:style-name="gr3" draw:text-style-name="P2" draw:layer="layout" svg:x1="5.555cm" svg:y1="7.24cm" svg:x2="5.127cm" svg:y2="9.572cm">
          <text:p/>
        </draw:line>
        <draw:line draw:style-name="gr3" draw:text-style-name="P2" draw:layer="layout" svg:x1="5.513cm" svg:y1="7.172cm" svg:x2="5.085cm" svg:y2="9.504cm">
          <text:p/>
        </draw:line>
        <draw:line draw:style-name="gr3" draw:text-style-name="P2" draw:layer="layout" svg:x1="5.464cm" svg:y1="7.102cm" svg:x2="4.81cm" svg:y2="8.937cm">
          <text:p/>
        </draw:line>
        <draw:line draw:style-name="gr3" draw:text-style-name="P2" draw:layer="layout" svg:x1="5.499cm" svg:y1="7.117cm" svg:x2="5.127cm" svg:y2="8.62cm">
          <text:p/>
        </draw:line>
        <draw:custom-shape draw:style-name="gr4" draw:text-style-name="P1" draw:layer="layout" svg:width="0.076cm" svg:height="0.025cm" svg:x="5.183cm" svg:y="7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5.316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5.233cm" svg:y="8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5.232cm" svg:y="8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5.318cm" svg:y="8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5.317cm" svg:y="8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5.311cm" svg:y="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5.31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245cm" svg:y1="7.654cm" svg:x2="6.048cm" svg:y2="9.131cm">
          <text:p/>
        </draw:line>
        <draw:line draw:style-name="gr3" draw:text-style-name="P2" draw:layer="layout" svg:x1="6.25cm" svg:y1="7.663cm" svg:x2="6.08cm" svg:y2="10.207cm">
          <text:p/>
        </draw:line>
        <draw:line draw:style-name="gr5" draw:text-style-name="P2" draw:layer="layout" svg:x1="6.271cm" svg:y1="7.684cm" svg:x2="6.195cm" svg:y2="9.568cm">
          <text:p/>
        </draw:line>
        <draw:custom-shape draw:style-name="gr4" draw:text-style-name="P1" draw:layer="layout" svg:width="0.076cm" svg:height="0.025cm" svg:x="6.104cm" svg:y="8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099cm" svg:y="8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097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174cm" svg:y="8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169cm" svg:y="8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167cm" svg:y="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231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226cm" svg:y="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224cm" svg:y="8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403cm" svg:y1="7.712cm" svg:x2="6.233cm" svg:y2="10.256cm">
          <text:p/>
        </draw:line>
        <draw:line draw:style-name="gr3" draw:text-style-name="P2" draw:layer="layout" svg:x1="6.438cm" svg:y1="7.719cm" svg:x2="6.582cm" svg:y2="10.193cm">
          <text:p/>
        </draw:line>
        <draw:line draw:style-name="gr3" draw:text-style-name="P2" draw:layer="layout" svg:x1="6.424cm" svg:y1="7.719cm" svg:x2="6.424cm" svg:y2="10.189cm">
          <text:p/>
        </draw:line>
        <draw:line draw:style-name="gr3" draw:text-style-name="P2" draw:layer="layout" svg:x1="6.459cm" svg:y1="7.719cm" svg:x2="6.715cm" svg:y2="10.19cm">
          <text:p/>
        </draw:line>
        <draw:line draw:style-name="gr3" draw:text-style-name="P2" draw:layer="layout" svg:x1="6.522cm" svg:y1="7.741cm" svg:x2="6.778cm" svg:y2="10.212cm">
          <text:p/>
        </draw:line>
        <draw:line draw:style-name="gr3" draw:text-style-name="P2" draw:layer="layout" svg:x1="6.601cm" svg:y1="7.77cm" svg:x2="6.857cm" svg:y2="10.241cm">
          <text:p/>
        </draw:line>
        <draw:line draw:style-name="gr5" draw:text-style-name="P2" draw:layer="layout" svg:x1="6.746cm" svg:y1="7.787cm" svg:x2="6.939cm" svg:y2="9.212cm">
          <text:p/>
        </draw:line>
        <draw:custom-shape draw:style-name="gr4" draw:text-style-name="P1" draw:layer="layout" svg:width="0.076cm" svg:height="0.025cm" svg:x="6.8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871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747cm" svg:y1="7.799cm" svg:x2="6.94cm" svg:y2="9.224cm">
          <text:p/>
        </draw:line>
        <draw:line draw:style-name="gr5" draw:text-style-name="P2" draw:layer="layout" svg:x1="6.784cm" svg:y1="7.807cm" svg:x2="7.068cm" svg:y2="9.275cm">
          <text:p/>
        </draw:line>
        <draw:custom-shape draw:style-name="gr4" draw:text-style-name="P1" draw:layer="layout" svg:width="0.076cm" svg:height="0.025cm" svg:x="6.968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969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917cm" svg:y="8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918cm" svg:y="8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852cm" svg:y1="7.819cm" svg:x2="7.136cm" svg:y2="9.287cm">
          <text:p/>
        </draw:line>
        <draw:custom-shape draw:style-name="gr4" draw:text-style-name="P1" draw:layer="layout" svg:width="0.076cm" svg:height="0.025cm" svg:x="6.906cm" svg:y="8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6.907cm" svg:y="8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7.854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896cm" svg:y1="7.819cm" svg:x2="7.326cm" svg:y2="9.58cm">
          <text:p/>
        </draw:line>
        <draw:custom-shape draw:style-name="gr4" draw:text-style-name="P1" draw:layer="layout" svg:width="0.076cm" svg:height="0.025cm" svg:x="7.138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64cm" svg:y1="7.832cm" svg:x2="7.394cm" svg:y2="9.593cm">
          <text:p/>
        </draw:line>
        <draw:custom-shape draw:style-name="gr4" draw:text-style-name="P1" draw:layer="layout" svg:width="0.076cm" svg:height="0.025cm" svg:x="7.206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032cm" svg:y1="7.841cm" svg:x2="7.462cm" svg:y2="9.602cm">
          <text:p/>
        </draw:line>
        <draw:custom-shape draw:style-name="gr4" draw:text-style-name="P1" draw:layer="layout" svg:width="0.076cm" svg:height="0.025cm" svg:x="7.266cm" svg:y="8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096cm" svg:y1="7.85cm" svg:x2="7.667cm" svg:y2="10.207cm">
          <text:p/>
        </draw:line>
        <draw:custom-shape draw:style-name="gr4" draw:text-style-name="P1" draw:layer="layout" svg:width="0.076cm" svg:height="0.025cm" svg:x="7.327cm" svg:y="8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195cm" svg:y1="7.851cm" svg:x2="7.766cm" svg:y2="10.208cm">
          <text:p/>
        </draw:line>
        <draw:line draw:style-name="gr5" draw:text-style-name="P2" draw:layer="layout" svg:x1="7.259cm" svg:y1="7.859cm" svg:x2="7.83cm" svg:y2="10.216cm">
          <text:p/>
        </draw:line>
        <draw:line draw:style-name="gr5" draw:text-style-name="P2" draw:layer="layout" svg:x1="7.365cm" svg:y1="7.86cm" svg:x2="7.936cm" svg:y2="10.217cm">
          <text:p/>
        </draw:line>
        <draw:line draw:style-name="gr5" draw:text-style-name="P2" draw:layer="layout" svg:x1="7.504cm" svg:y1="7.876cm" svg:x2="7.985cm" svg:y2="9.269cm">
          <text:p/>
        </draw:line>
        <draw:line draw:style-name="gr5" draw:text-style-name="P2" draw:layer="layout" svg:x1="7.589cm" svg:y1="7.877cm" svg:x2="8.07cm" svg:y2="9.27cm">
          <text:p/>
        </draw:line>
        <draw:custom-shape draw:style-name="gr4" draw:text-style-name="P1" draw:layer="layout" svg:width="0.076cm" svg:height="0.025cm" svg:x="7.948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7.949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793cm" svg:y1="7.861cm" svg:x2="8.553cm" svg:y2="10.21cm">
          <text:p/>
        </draw:line>
        <draw:custom-shape draw:style-name="gr4" draw:text-style-name="P1" draw:layer="layout" svg:width="0.076cm" svg:height="0.025cm" svg:x="8.117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8.118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8.083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8.084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881cm" svg:y1="7.707cm" svg:x2="9.829cm" svg:y2="10.404cm">
          <text:p/>
        </draw:line>
        <draw:line draw:style-name="gr3" draw:text-style-name="P2" draw:layer="layout" svg:x1="8.969cm" svg:y1="7.707cm" svg:x2="9.814cm" svg:y2="9.954cm">
          <text:p/>
        </draw:line>
        <draw:line draw:style-name="gr3" draw:text-style-name="P2" draw:layer="layout" svg:x1="8.668cm" svg:y1="7.809cm" svg:x2="9.377cm" svg:y2="9.851cm">
          <text:p/>
        </draw:line>
        <draw:line draw:style-name="gr3" draw:text-style-name="P2" draw:layer="layout" svg:x1="8.62cm" svg:y1="7.801cm" svg:x2="8.47cm" svg:y2="9.318cm">
          <text:p/>
        </draw:line>
        <draw:line draw:style-name="gr3" draw:text-style-name="P2" draw:layer="layout" svg:x1="8.644cm" svg:y1="7.817cm" svg:x2="8.811cm" svg:y2="9.017cm">
          <text:p/>
        </draw:line>
        <draw:custom-shape draw:style-name="gr4" draw:text-style-name="P1" draw:layer="layout" svg:width="0.076cm" svg:height="0.025cm" svg:x="8.751cm" svg:y="8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9.352cm" svg:y="8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8.485cm" svg:y="8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8.484cm" svg:y="8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9.246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9.24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9.239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9.238cm" svg:y="8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729cm" svg:y1="7.862cm" svg:x2="8.489cm" svg:y2="10.211cm">
          <text:p/>
        </draw:line>
        <draw:line draw:style-name="gr5" draw:text-style-name="P2" draw:layer="layout" svg:x1="7.422cm" svg:y1="7.861cm" svg:x2="7.993cm" svg:y2="10.218cm">
          <text:p/>
        </draw:line>
        <draw:custom-shape draw:style-name="gr4" draw:text-style-name="P1" draw:layer="layout" svg:width="0.076cm" svg:height="0.025cm" svg:x="7.514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76cm" svg:height="0.025cm" svg:x="7.513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4:07:22.087484180</meta:creation-date>
    <dc:date>2024-01-08T15:40:39.653992047</dc:date>
    <meta:editing-duration>PT1H33M19S</meta:editing-duration>
    <meta:editing-cycles>9</meta:editing-cycles>
    <meta:generator>LibreOffice/7.6.2.1$Linux_X86_64 LibreOffice_project/60$Build-1</meta:generator>
    <dc:description>This file was made with LibreOffice and can be redistributed and used according to GPL 3.0 or later.

History Tracers</dc:description>
    <dc:title>Andes Quipu</dc:title>
    <meta:document-statistic meta:object-count="109"/>
  </office:meta>
</office:document-meta>
</file>